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ables and Fields:</text:p>
      <text:p text:style-name="Standard"/>
      <text:p text:style-name="Standard">Books:</text:p>
      <text:p text:style-name="Standard"/>
      <text:p text:style-name="Standard">book_id (Primary Key, INT, Auto Increment)</text:p>
      <text:p text:style-name="Standard">title (VARCHAR, NOT NULL)</text:p>
      <text:p text:style-name="Standard">author (VARCHAR, NOT NULL)</text:p>
      <text:p text:style-name="Standard">isbn (VARCHAR, UNIQUE)</text:p>
      <text:p text:style-name="Standard">published_year (INT)</text:p>
      <text:p text:style-name="Standard">publisher (VARCHAR)</text:p>
      <text:p text:style-name="Standard">quantity (INT, NOT NULL, CHECK(quantity &gt;= 0))</text:p>
      <text:p text:style-name="Standard"/>
      <text:p text:style-name="Standard">Members:</text:p>
      <text:p text:style-name="Standard"/>
      <text:p text:style-name="Standard">member_id (Primary Key, INT, Auto Increment)</text:p>
      <text:p text:style-name="Standard">first_name (VARCHAR, NOT NULL)</text:p>
      <text:p text:style-name="Standard">last_name (VARCHAR, NOT NULL)</text:p>
      <text:p text:style-name="Standard">email (VARCHAR, UNIQUE)</text:p>
      <text:p text:style-name="Standard">phone (VARCHAR)</text:p>
      <text:p text:style-name="Standard">address (VARCHAR)</text:p>
      <text:p text:style-name="Standard"/>
      <text:p text:style-name="Standard">Transactions:</text:p>
      <text:p text:style-name="Standard"/>
      <text:p text:style-name="Standard">transaction_id (Primary Key, INT, Auto Increment)</text:p>
      <text:p text:style-name="Standard">book_id (Foreign Key referencing Books.book_id)</text:p>
      <text:p text:style-name="Standard">member_id (Foreign Key referencing Members.member_id)</text:p>
      <text:p text:style-name="Standard">transaction_date (DATE, NOT NULL)</text:p>
      <text:p text:style-name="Standard">due_date (DATE, NOT NULL)</text:p>
      <text:p text:style-name="Standard">return_date (DATE)</text:p>
      <text:p text:style-name="Standard">status (ENUM('issued', 'returned'), DEFAULT 'issued')</text:p>
      <text:p text:style-name="Standard"/>
      <text:p text:style-name="Standard">Constraints and Keys:</text:p>
      <text:p text:style-name="Standard">Primary Keys:</text:p>
      <text:p text:style-name="Standard"/>
      <text:p text:style-name="Standard">book_id in Books</text:p>
      <text:p text:style-name="Standard">member_id in Members</text:p>
      <text:p text:style-name="Standard">transaction_id in Transactions</text:p>
      <text:p text:style-name="Standard"/>
      <text:p text:style-name="Standard">Foreign Keys:</text:p>
      <text:p text:style-name="Standard"/>
      <text:p text:style-name="Standard">book_id in Transactions references book_id in Books</text:p>
      <text:p text:style-name="Standard">member_id in Transactions references member_id in Members</text:p>
      <text:p text:style-name="Standard"/>
      <text:p text:style-name="Standard">Unique Constraints:</text:p>
      <text:p text:style-name="Standard"/>
      <text:p text:style-name="Standard">isbn in Books (ensures each book has a unique ISBN)</text:p>
      <text:p text:style-name="Standard">email in Members (ensures each member has a unique email)</text:p>
      <text:p text:style-name="Standard"/>
      <text:p text:style-name="Standard">NOT NULL Constraints:</text:p>
      <text:p text:style-name="Standard"/>
      <text:p text:style-name="Standard">title, author in Books</text:p>
      <text:p text:style-name="Standard">first_name, last_name, email in Members</text:p>
      <text:p text:style-name="Standard"><text:soft-page-break/>transaction_date, due_date in Transactions</text:p>
      <text:p text:style-name="Standard"/>
      <text:p text:style-name="Standard">CHECK Constraint:</text:p>
      <text:p text:style-name="Standard"/>
      <text:p text:style-name="Standard">quantity &gt;= 0 in Books (ensures book quantity is non-negative)</text:p>
      <text:p text:style-name="Standard"/>
      <text:p text:style-name="Standard">Relationships:</text:p>
      <text:p text:style-name="Standard">One-to-Many Relationship:</text:p>
      <text:p text:style-name="Standard">Books to Transactions (One book can have multiple transactions as it can be issued multiple times)</text:p>
      <text:p text:style-name="Standard">Members to Transactions (One member can have multiple transactions as they can borrow multiple books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4T21:32:58.194328540</meta:creation-date>
    <dc:date>2024-06-24T21:34:26.253038305</dc:date>
    <meta:editing-duration>PT1M29S</meta:editing-duration>
    <meta:editing-cycles>1</meta:editing-cycles>
    <meta:document-statistic meta:table-count="0" meta:image-count="0" meta:object-count="0" meta:page-count="2" meta:paragraph-count="45" meta:word-count="200" meta:character-count="1470" meta:non-whitespace-character-count="1315"/>
    <meta:generator>LibreOffice/7.3.7.2$Linux_X86_64 LibreOffice_project/30$Build-2</meta:generator>
  </office:meta>
</office:document-meta>
</file>